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IBM Plex Sans" svg:font-family="'IBM Plex Sans', 'Helvetica Neue'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officeooo:rsid="001f2a04" officeooo:paragraph-rsid="001f2a04" style:font-size-asian="15pt" style:font-size-complex="15pt"/>
    </style:style>
    <style:style style:name="P2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officeooo:rsid="001f2a04" officeooo:paragraph-rsid="001f2a04" style:font-size-asian="20pt" style:font-size-complex="20pt"/>
    </style:style>
    <style:style style:name="P3" style:family="paragraph" style:parent-style-name="Standard">
      <style:paragraph-properties fo:text-align="start" style:justify-single-word="false"/>
      <style:text-properties fo:font-size="14pt" style:text-underline-style="none" officeooo:rsid="001f2a04" officeooo:paragraph-rsid="001f2a04" style:font-size-asian="12.25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style:text-underline-style="none" officeooo:rsid="002645e3" officeooo:paragraph-rsid="002645e3" style:font-size-asian="12.25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style:text-underline-style="none" officeooo:rsid="002815e9" officeooo:paragraph-rsid="002645e3" style:font-size-asian="12.25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4pt" style:text-underline-style="none" officeooo:rsid="002815e9" officeooo:paragraph-rsid="002815e9" style:font-size-asian="12.25pt" style:font-size-complex="14pt"/>
    </style:style>
    <style:style style:name="P7" style:family="paragraph" style:parent-style-name="Standard">
      <style:paragraph-properties fo:text-align="start" style:justify-single-word="false"/>
      <style:text-properties fo:font-size="14pt" style:text-underline-style="none" officeooo:rsid="002b6af7" officeooo:paragraph-rsid="002bbdec" style:font-size-asian="12.25pt" style:font-size-complex="14pt"/>
    </style:style>
    <style:style style:name="P8" style:family="paragraph" style:parent-style-name="Standard" style:master-page-name="">
      <loext:graphic-properties draw:fill="none"/>
      <style:paragraph-properties fo:margin-left="1.199cm" fo:margin-right="0cm" fo:text-align="start" style:justify-single-word="false" fo:text-indent="0cm" style:auto-text-indent="false" style:page-number="auto" fo:background-color="transparent"/>
      <style:text-properties fo:font-size="14pt" style:text-underline-style="none" officeooo:rsid="001f2a04" officeooo:paragraph-rsid="001f2a04" style:font-size-asian="12.25pt" style:font-size-complex="14pt"/>
    </style:style>
    <style:style style:name="P9" style:family="paragraph" style:parent-style-name="Standard" style:master-page-name="">
      <loext:graphic-properties draw:fill="none"/>
      <style:paragraph-properties fo:margin-left="1.199cm" fo:margin-right="0cm" fo:text-align="start" style:justify-single-word="false" fo:text-indent="0cm" style:auto-text-indent="false" style:page-number="auto" fo:background-color="transparent"/>
      <style:text-properties fo:font-size="14pt" style:text-underline-style="none" officeooo:rsid="001f2a04" officeooo:paragraph-rsid="001f2a04" style:font-size-asian="12.25pt" style:font-size-complex="14pt"/>
    </style:style>
    <style:style style:name="P10" style:family="paragraph" style:parent-style-name="Standard" style:master-page-name="">
      <loext:graphic-properties draw:fill="none"/>
      <style:paragraph-properties fo:margin-left="1.199cm" fo:margin-right="0cm" fo:text-align="start" style:justify-single-word="false" fo:text-indent="0cm" style:auto-text-indent="false" style:page-number="auto" fo:background-color="transparent"/>
      <style:text-properties fo:font-size="14pt" style:text-underline-style="none" officeooo:rsid="001f2a04" officeooo:paragraph-rsid="001f2a04" style:font-size-asian="12.25pt" style:font-size-complex="14pt"/>
    </style:style>
    <style:style style:name="P11" style:family="paragraph" style:parent-style-name="Standard" style:master-page-name="">
      <loext:graphic-properties draw:fill="none"/>
      <style:paragraph-properties fo:margin-left="1.199cm" fo:margin-right="0cm" fo:text-align="start" style:justify-single-word="false" fo:text-indent="0cm" style:auto-text-indent="false" style:page-number="auto" fo:background-color="transparent"/>
      <style:text-properties fo:font-size="14pt" style:text-underline-style="none" officeooo:rsid="002645e3" officeooo:paragraph-rsid="002645e3" style:font-size-asian="12.25pt" style:font-size-complex="14pt"/>
    </style:style>
    <style:style style:name="P12" style:family="paragraph" style:parent-style-name="Standard" style:master-page-name="">
      <loext:graphic-properties draw:fill="none"/>
      <style:paragraph-properties fo:margin-left="1.199cm" fo:margin-right="0cm" fo:text-align="start" style:justify-single-word="false" fo:text-indent="0cm" style:auto-text-indent="false" style:page-number="auto" fo:background-color="transparent"/>
      <style:text-properties fo:font-size="14pt" style:text-underline-style="none" officeooo:rsid="002a1442" officeooo:paragraph-rsid="002a1442" style:font-size-asian="12.25pt" style:font-size-complex="14pt"/>
    </style:style>
    <style:style style:name="P13" style:family="paragraph" style:parent-style-name="Standard">
      <loext:graphic-properties draw:fill="none"/>
      <style:paragraph-properties fo:margin-left="1.199cm" fo:margin-right="0cm" fo:text-align="start" style:justify-single-word="false" fo:text-indent="0cm" style:auto-text-indent="false" fo:background-color="transparent"/>
      <style:text-properties fo:font-size="14pt" style:text-underline-style="none" officeooo:rsid="002a1442" officeooo:paragraph-rsid="002bbdec" style:font-size-asian="12.25pt" style:font-size-complex="14pt"/>
    </style:style>
    <style:style style:name="P14" style:family="paragraph" style:parent-style-name="Standard">
      <loext:graphic-properties draw:fill="none"/>
      <style:paragraph-properties fo:margin-left="1.199cm" fo:margin-right="0cm" fo:text-align="start" style:justify-single-word="false" fo:text-indent="0cm" style:auto-text-indent="false" fo:background-color="transparent"/>
      <style:text-properties fo:font-size="14pt" style:text-underline-style="none" officeooo:rsid="002a1442" officeooo:paragraph-rsid="002d6467" style:font-size-asian="12.25pt" style:font-size-complex="14pt"/>
    </style:style>
    <style:style style:name="P15" style:family="paragraph" style:parent-style-name="Standard">
      <loext:graphic-properties draw:fill="none"/>
      <style:paragraph-properties fo:margin-left="1.199cm" fo:margin-right="0cm" fo:text-align="start" style:justify-single-word="false" fo:text-indent="0cm" style:auto-text-indent="false" fo:background-color="transparent"/>
      <style:text-properties fo:font-size="14pt" style:text-underline-style="none" officeooo:rsid="002b6af7" officeooo:paragraph-rsid="002b6af7" style:font-size-asian="12.25pt" style:font-size-complex="14pt"/>
    </style:style>
    <style:style style:name="P16" style:family="paragraph" style:parent-style-name="Standard" style:master-page-name="">
      <loext:graphic-properties draw:fill="none"/>
      <style:paragraph-properties fo:margin-left="1.199cm" fo:margin-right="0cm" fo:text-align="start" style:justify-single-word="false" fo:text-indent="0cm" style:auto-text-indent="false" style:page-number="auto" fo:background-color="transparent"/>
      <style:text-properties fo:font-size="14pt" style:text-underline-style="none" officeooo:rsid="002815e9" officeooo:paragraph-rsid="002bbdec" style:font-size-asian="12.25pt" style:font-size-complex="14pt"/>
    </style:style>
    <style:style style:name="T1" style:family="text">
      <style:text-properties officeooo:rsid="0020a32b"/>
    </style:style>
    <style:style style:name="T2" style:family="text">
      <style:text-properties officeooo:rsid="0023168f"/>
    </style:style>
    <style:style style:name="T3" style:family="text">
      <style:text-properties officeooo:rsid="00249c82"/>
    </style:style>
    <style:style style:name="T4" style:family="text">
      <style:text-properties officeooo:rsid="0025d454"/>
    </style:style>
    <style:style style:name="T5" style:family="text">
      <style:text-properties officeooo:rsid="002a1442"/>
    </style:style>
    <style:style style:name="T6" style:family="text">
      <style:text-properties officeooo:rsid="002b6af7"/>
    </style:style>
    <style:style style:name="T7" style:family="text">
      <style:text-properties officeooo:rsid="002bbdec"/>
    </style:style>
    <style:style style:name="T8" style:family="text">
      <style:text-properties officeooo:rsid="002d646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2">CONSULTAS SQL AVANZADAS</text:p>
      <text:p text:style-name="P2"/>
      <text:p text:style-name="P2"/>
      <text:p text:style-name="P1">Ejercicio 1</text:p>
      <text:p text:style-name="P3"/>
      <text:p text:style-name="P3">1.- ¿A qué se denomina JOIN en una base de datos y para qué se utiliza?</text:p>
      <text:p text:style-name="P3"><text:span text:style-name="T1"><text:tab/>Es una sentencia que se utiliza para obtener datos de varias tablas relacionadas <text:tab/>entre sí.</text:span></text:p>
      <text:p text:style-name="P3"/>
      <text:p text:style-name="P3">2.- Explicar dos tipos de JOIN.</text:p>
      <text:p text:style-name="P8"><text:span text:style-name="T2">Right Join, devuelve </text:span><text:span text:style-name="T3">los datos</text:span><text:span text:style-name="T2"> </text:span><text:span text:style-name="T3">de </text:span><text:span text:style-name="T2">todas las filas de la tabla de la derecha y las filas coincidentes de la tabla izquierda.</text:span></text:p>
      <text:p text:style-name="P3"><text:tab/></text:p>
      <text:p text:style-name="P8"><text:span text:style-name="T2">Full Outer Join, </text:span><text:span text:style-name="T3">devuelve los datos tantos de la tabla de la derecha como de la izquierda.</text:span></text:p>
      <text:p text:style-name="P3"/>
      <text:p text:style-name="P3">3.- ¿Para qué se utiliza el GROUP BY?</text:p>
      <text:p text:style-name="P8"><text:span text:style-name="T4">La sentencia Group By identifica una columna seleccionada para utilizarla para agrupar resultados. Divide los datos en grupos por los valores de la columna especificada, y devuelve una fila de resultados en cada grupo.</text:span></text:p>
      <text:p text:style-name="P3"/>
      <text:p text:style-name="P3">4.- ¿Para qué se utiliza el HAVING?</text:p>
      <text:p text:style-name="P11">Se utilizada para una condición que las filas, como grupo, deben cumplir.</text:p>
      <text:p text:style-name="P3"/>
      <text:p text:style-name="P4">5.- Escribir una consulta genérica para cada uno de los siguientes diagramas:</text:p>
      <text:p text:style-name="P5"/>
      <text:p text:style-name="P12">SELECT <text:span text:style-name="T7">actors.</text:span>first_name, <text:span text:style-name="T7">movies.</text:span><text:span text:style-name="T6">title</text:span></text:p>
      <text:p text:style-name="P14">FROM actors </text:p>
      <text:p text:style-name="P14">INNER JOIN <text:span text:style-name="T6">movies</text:span></text:p>
      <text:p text:style-name="P15">ON actors.<text:span text:style-name="T7">id</text:span> = movies.<text:span text:style-name="T7">id</text:span>;</text:p>
      <text:p text:style-name="P6"/>
      <text:p text:style-name="P6"/>
      <text:p text:style-name="P16"><text:span text:style-name="T5">SELECT </text:span><text:span text:style-name="T7">actors.</text:span><text:span text:style-name="T5">first_name, </text:span><text:span text:style-name="T7">movies.</text:span><text:span text:style-name="T6">title</text:span></text:p>
      <text:p text:style-name="P13">FROM actors</text:p>
      <text:p text:style-name="P13"><text:span text:style-name="T8">LEFT JOIN</text:span> <text:span text:style-name="T6">movies</text:span></text:p>
      <text:p text:style-name="P7"><text:tab/>ON actors.<text:span text:style-name="T7">id</text:span> = movies.<text:span text:style-name="T7">id</text:span>;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IBM Plex Sans" svg:font-family="'IBM Plex Sans', 'Helvetica Neue'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4T20:30:41.401773382</meta:creation-date>
    <dc:date>2022-05-15T01:21:24.273197566</dc:date>
    <meta:editing-duration>PT7M31S</meta:editing-duration>
    <meta:editing-cycles>1</meta:editing-cycles>
    <meta:document-statistic meta:table-count="0" meta:image-count="0" meta:object-count="0" meta:page-count="1" meta:paragraph-count="21" meta:word-count="179" meta:character-count="1065" meta:non-whitespace-character-count="901"/>
    <meta:generator>LibreOffice/6.4.7.2$Linux_X86_64 LibreOffice_project/40$Build-2</meta:generator>
  </office:meta>
</office:document-meta>
</file>